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fo:min-height="0.709cm"/>
    </style:style>
    <style:style style:name="gr4" style:family="graphic" style:parent-style-name="standard">
      <style:graphic-properties draw:stroke="solid" svg:stroke-color="#000000" draw:fill="none" draw:fill-color="#ffffff" fo:min-height="0.737cm"/>
    </style:style>
    <style:style style:name="gr5" style:family="graphic" style:parent-style-name="standard">
      <style:graphic-properties svg:stroke-width="0.07cm" draw:marker-start-width="0.42cm" draw:marker-end-width="0.42cm" draw:fill="none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draw:stroke="none" svg:stroke-color="#000000" draw:fill="none" draw:fill-color="#ffffff" fo:min-height="0.25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color="#000000" draw:fill="none" draw:fill-color="#ffffff" fo:min-height="0.751cm"/>
    </style:style>
    <style:style style:name="gr9" style:family="graphic" style:parent-style-name="standard">
      <style:graphic-properties draw:stroke="solid" svg:stroke-color="#000000" draw:fill="none" draw:fill-color="#ffffff" fo:min-height="0.706cm"/>
    </style:style>
    <style:style style:name="gr10" style:family="graphic" style:parent-style-name="standard">
      <style:graphic-properties svg:stroke-width="0.07cm" draw:marker-start-width="0.42cm" draw:marker-end-width="0.42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1" style:family="graphic" style:parent-style-name="standard">
      <style:graphic-properties draw:stroke="none" svg:stroke-color="#000000" draw:fill="none" draw:fill-color="#ffffff" fo:min-height="0.304cm"/>
    </style:style>
    <style:style style:name="gr1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svg:stroke-width="0.2cm" draw:marker-start-width="0.4cm" draw:marker-end="Arrow" draw:marker-end-width="0.4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color="#000000" draw:fill="none" draw:fill-color="#ffffff" fo:min-height="0.74cm"/>
    </style:style>
    <style:style style:name="gr16" style:family="graphic" style:parent-style-name="standard">
      <style:graphic-properties draw:stroke="solid" svg:stroke-color="#000000" draw:fill="none" draw:fill-color="#ffffff" fo:min-height="0.776cm"/>
    </style:style>
    <style:style style:name="gr17" style:family="graphic" style:parent-style-name="standard">
      <style:graphic-properties draw:stroke="solid" svg:stroke-color="#000000" draw:fill="none" draw:fill-color="#ffffff" fo:min-height="1.103cm"/>
    </style:style>
    <style:style style:name="gr18" style:family="graphic" style:parent-style-name="standard">
      <style:graphic-properties draw:stroke="solid" svg:stroke-color="#000000" draw:fill="none" draw:fill-color="#ffffff" fo:min-height="0.82cm"/>
    </style:style>
    <style:style style:name="gr19" style:family="graphic" style:parent-style-name="standard">
      <style:graphic-properties draw:stroke="solid" svg:stroke-color="#000000" draw:fill="none" draw:fill-color="#ffffff" fo:min-height="0.227cm"/>
    </style:style>
    <style:style style:name="gr20" style:family="graphic" style:parent-style-name="standard">
      <style:graphic-properties draw:stroke="solid" svg:stroke-color="#000000" draw:fill="none" draw:fill-color="#ffffff" fo:min-height="0.738cm"/>
    </style:style>
    <style:style style:name="gr21" style:family="graphic" style:parent-style-name="standard">
      <style:graphic-properties draw:stroke="solid" svg:stroke-color="#000000" draw:fill="none" draw:fill-color="#ffffff" fo:min-height="0.27cm"/>
    </style:style>
    <style:style style:name="gr22" style:family="graphic" style:parent-style-name="standard">
      <style:graphic-properties draw:stroke="solid" svg:stroke-color="#000000" draw:fill="none" draw:fill-color="#ffffff" fo:min-height="0.752cm"/>
    </style:style>
    <style:style style:name="gr23" style:family="graphic" style:parent-style-name="standard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solid" svg:stroke-color="#000000" draw:fill="none" draw:fill-color="#ffffff" fo:min-height="0.75cm"/>
    </style:style>
    <style:style style:name="gr25" style:family="graphic" style:parent-style-name="standard">
      <style:graphic-properties draw:stroke="solid" svg:stroke-color="#000000" draw:fill="none" draw:fill-color="#ffffff" fo:min-height="0.729cm"/>
    </style:style>
    <style:style style:name="gr26" style:family="graphic" style:parent-style-name="standard">
      <style:graphic-properties draw:stroke="solid" svg:stroke-color="#000000" draw:fill="none" draw:fill-color="#ffffff" fo:min-height="0.356cm"/>
    </style:style>
    <style:style style:name="gr27" style:family="graphic" style:parent-style-name="standard">
      <style:graphic-properties draw:stroke="solid" svg:stroke-color="#000000" draw:fill="none" draw:fill-color="#ffffff" fo:min-height="0.25cm"/>
    </style:style>
    <style:style style:name="gr28" style:family="graphic" style:parent-style-name="standard">
      <style:graphic-properties draw:stroke="none" svg:stroke-color="#000000" draw:fill="none" draw:fill-color="#ffffff" fo:min-height="0.273cm"/>
    </style:style>
    <style:style style:name="gr29" style:family="graphic" style:parent-style-name="standard">
      <style:graphic-properties draw:stroke="none" svg:stroke-color="#000000" draw:fill="none" draw:fill-color="#ffffff" fo:min-height="0.331cm"/>
    </style:style>
    <style:style style:name="gr30" style:family="graphic" style:parent-style-name="standard">
      <style:graphic-properties draw:stroke="none" svg:stroke-color="#000000" draw:fill="none" draw:fill-color="#ffffff" fo:min-height="0.288cm"/>
    </style:style>
    <style:style style:name="gr31" style:family="graphic" style:parent-style-name="standard">
      <style:graphic-properties draw:stroke="none" svg:stroke-color="#000000" draw:fill="none" draw:fill-color="#ffffff" fo:min-height="0.25cm"/>
    </style:style>
    <style:style style:name="gr3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 fo:font-style="normal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/>
    </style:style>
    <style:style style:name="T3" style:family="text">
      <style:text-properties fo:font-size="10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9" draw:layer="layout" svg:width="1.948cm" svg:height="0.446cm" svg:x="15.949cm" svg:y="1.5cm">
          <text:p text:style-name="P1"><text:span text:style-name="T1">main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2.274cm" svg:height="0.502cm" svg:x="12.356cm" svg:y="3.293cm">
          <text:p text:style-name="P1"><text:span text:style-name="T1">create cities</text:span></text:p>
          <draw:enhanced-geometry svg:viewBox="0 0 21600 21600" draw:type="rectangle" draw:enhanced-path="M 0 0 L 21600 0 21600 21600 0 21600 0 0 Z N"/>
        </draw:custom-shape>
        <draw:frame draw:style-name="gr3" draw:text-style-name="P2" draw:id="id2" draw:layer="layout" svg:width="3.361cm" svg:height="1.029cm" svg:x="11.813cm" svg:y="4.834cm">
          <draw:text-box>
            <text:p text:style-name="P1"><text:span text:style-name="T2">wait until all cities are created</text:span></text:p>
          </draw:text-box>
        </draw:frame>
        <draw:frame draw:style-name="gr4" draw:text-style-name="P2" draw:id="id3" draw:layer="layout" svg:width="2.918cm" svg:height="1.029cm" svg:x="12.034cm" svg:y="6.711cm">
          <draw:text-box>
            <text:p text:style-name="P1"><text:span text:style-name="T2">report "all cities</text:span></text:p>
            <text:p text:style-name="P1"><text:span text:style-name="T2">are created"</text:span></text:p>
          </draw:text-box>
        </draw:frame>
        <draw:rect draw:style-name="gr5" draw:text-style-name="P4" draw:id="id20" draw:layer="layout" svg:width="4.709cm" svg:height="5.387cm" svg:x="11.139cm" svg:y="2.868cm">
          <text:p/>
        </draw:rect>
        <draw:frame draw:style-name="gr6" draw:text-style-name="P6" draw:layer="layout" svg:width="2.484cm" svg:height="0.657cm" svg:x="13.791cm" svg:y="2.279cm">
          <draw:text-box>
            <text:p text:style-name="P5"><text:span text:style-name="T3">countryInit</text:span></text:p>
          </draw:text-box>
        </draw:frame>
        <draw:connector draw:style-name="gr7" draw:text-style-name="P7" draw:layer="layout" draw:type="line" svg:x1="13.493cm" svg:y1="3.795cm" svg:x2="13.493cm" svg:y2="4.834cm" draw:start-shape="id1" draw:start-glue-point="2" draw:end-shape="id2" draw:end-glue-point="0" svg:d="m13493 3795v1039">
          <text:p/>
        </draw:connector>
        <draw:connector draw:style-name="gr7" draw:text-style-name="P7" draw:layer="layout" draw:type="line" svg:x1="13.493cm" svg:y1="5.863cm" svg:x2="13.493cm" svg:y2="6.711cm" draw:start-shape="id2" draw:start-glue-point="2" draw:end-shape="id3" draw:end-glue-point="0" svg:d="m13493 5863v848">
          <text:p/>
        </draw:connector>
        <draw:connector draw:style-name="gr7" draw:text-style-name="P7" draw:layer="layout" draw:type="line" svg:x1="13.493cm" svg:y1="7.74cm" svg:x2="13.493cm" svg:y2="12.331cm" draw:start-shape="id3" draw:start-glue-point="2" draw:end-shape="id4" draw:end-glue-point="0" svg:d="m13493 7740v4591">
          <text:p/>
        </draw:connector>
        <draw:frame draw:style-name="gr8" draw:text-style-name="P1" draw:id="id4" draw:layer="layout" svg:width="3.897cm" svg:height="1.029cm" svg:x="11.545cm" svg:y="12.331cm">
          <draw:text-box>
            <text:p text:style-name="P1">wait for all cities to report completeness</text:p>
          </draw:text-box>
        </draw:frame>
        <draw:frame draw:style-name="gr9" draw:text-style-name="P1" draw:id="id5" draw:layer="layout" svg:width="3.183cm" svg:height="1.029cm" svg:x="11.902cm" svg:y="14.264cm">
          <draw:text-box>
            <text:p text:style-name="P1">check and report</text:p>
            <text:p text:style-name="P1">completeness</text:p>
          </draw:text-box>
        </draw:frame>
        <draw:connector draw:style-name="gr7" draw:text-style-name="P7" draw:layer="layout" draw:type="line" svg:x1="13.493cm" svg:y1="13.36cm" svg:x2="13.493cm" svg:y2="14.264cm" draw:start-shape="id4" draw:start-glue-point="2" draw:end-shape="id5" draw:end-glue-point="0" svg:d="m13493 13360v904">
          <text:p/>
        </draw:connector>
        <draw:custom-shape draw:style-name="gr10" draw:text-style-name="P7" draw:layer="layout" svg:width="5.661cm" svg:height="5.501cm" svg:x="10.663cm" svg:y="10.862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3.493cm" svg:y1="15.293cm" svg:x2="13.52cm" svg:y2="11.563cm" draw:start-shape="id5" draw:start-glue-point="2" svg:d="m13493 15293v501h2093v-4231h-2066">
          <text:p/>
        </draw:connector>
        <draw:frame draw:style-name="gr11" draw:text-style-name="P8" draw:layer="layout" svg:width="1.906cm" svg:height="0.657cm" svg:x="14.775cm" svg:y="10.205cm">
          <draw:text-box>
            <text:p text:style-name="P5"><text:span text:style-name="T4">country</text:span></text:p>
          </draw:text-box>
        </draw:frame>
        <draw:connector draw:style-name="gr12" draw:layer="layout" draw:type="line" svg:x1="9.108cm" svg:y1="5.344cm" svg:x2="11.813cm" svg:y2="5.348cm" draw:start-shape="id6" draw:start-glue-point="1" draw:end-shape="id2" draw:end-glue-point="3" svg:d="m9108 5344 2705 4">
          <text:p/>
        </draw:connector>
        <draw:connector draw:style-name="gr13" draw:layer="layout" draw:type="line" svg:x1="6.858cm" svg:y1="9.771cm" svg:x2="6.862cm" svg:y2="11.938cm" draw:start-shape="id7" draw:start-glue-point="2" draw:end-shape="id8" draw:end-glue-point="0" svg:d="m6858 9771 4 2167">
          <text:p/>
        </draw:connector>
        <draw:connector draw:style-name="gr14" draw:layer="layout" draw:line-skew="-0.467cm -0.645cm" svg:x1="12.356cm" svg:y1="3.544cm" svg:x2="6.858cm" svg:y2="2.866cm" draw:start-shape="id1" draw:start-glue-point="3" draw:end-shape="id9" draw:end-glue-point="0" svg:d="m12356 3544h-1897v-1859h-3601v1181">
          <text:p/>
        </draw:connector>
        <draw:frame draw:style-name="gr15" draw:text-style-name="P1" draw:id="id10" draw:layer="layout" svg:width="2.703cm" svg:height="1.029cm" svg:x="5.507cm" svg:y="3.198cm">
          <draw:text-box>
            <text:p text:style-name="P1">register in</text:p>
            <text:p text:style-name="P1">address book</text:p>
          </draw:text-box>
        </draw:frame>
        <draw:frame draw:style-name="gr16" draw:text-style-name="P1" draw:id="id6" draw:layer="layout" svg:width="4.5cm" svg:height="1.029cm" svg:x="4.608cm" svg:y="4.83cm">
          <draw:text-box>
            <text:p text:style-name="P1">send "created" message to country process</text:p>
          </draw:text-box>
        </draw:frame>
        <draw:frame draw:style-name="gr17" draw:text-style-name="P1" draw:id="id11" draw:layer="layout" svg:width="3.735cm" svg:height="1.418cm" svg:x="4.991cm" svg:y="6.644cm">
          <draw:text-box>
            <text:p text:style-name="P1">wait for</text:p>
            <text:p text:style-name="P1">"lookup neighbours" signal</text:p>
          </draw:text-box>
        </draw:frame>
        <draw:frame draw:style-name="gr18" draw:text-style-name="P1" draw:id="id7" draw:layer="layout" svg:width="4cm" svg:height="1.07cm" svg:x="4.858cm" svg:y="8.701cm">
          <draw:text-box>
            <text:p text:style-name="P1">look up neighbours</text:p>
            <text:p text:style-name="P1">(using address book)</text:p>
          </draw:text-box>
        </draw:frame>
        <draw:connector draw:style-name="gr7" draw:text-style-name="P7" draw:layer="layout" draw:type="line" svg:x1="6.858cm" svg:y1="4.227cm" svg:x2="6.858cm" svg:y2="4.83cm" draw:start-shape="id10" draw:start-glue-point="2" draw:end-shape="id6" draw:end-glue-point="0" svg:d="m6858 4227v603">
          <text:p/>
        </draw:connector>
        <draw:connector draw:style-name="gr7" draw:text-style-name="P7" draw:layer="layout" draw:type="line" svg:x1="6.858cm" svg:y1="5.859cm" svg:x2="6.858cm" svg:y2="6.644cm" draw:start-shape="id6" draw:start-glue-point="2" draw:end-shape="id11" draw:end-glue-point="0" svg:d="m6858 5859v785">
          <text:p/>
        </draw:connector>
        <draw:connector draw:style-name="gr7" draw:text-style-name="P7" draw:layer="layout" draw:type="line" svg:x1="6.858cm" svg:y1="8.062cm" svg:x2="6.858cm" svg:y2="8.701cm" draw:start-shape="id11" draw:start-glue-point="2" draw:end-shape="id7" draw:end-glue-point="0" svg:d="m6858 8062v639">
          <text:p/>
        </draw:connector>
        <draw:custom-shape draw:style-name="gr10" draw:text-style-name="P7" draw:id="id9" draw:layer="layout" svg:width="5.209cm" svg:height="7.329cm" svg:x="4.254cm" svg:y="2.86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484cm" svg:height="0.657cm" svg:x="3.186cm" svg:y="2.229cm">
          <draw:text-box>
            <text:p text:style-name="P5"><text:span text:style-name="T3">cityInit</text:span></text:p>
          </draw:text-box>
        </draw:frame>
        <draw:frame draw:style-name="gr19" draw:text-style-name="P1" draw:id="id8" draw:layer="layout" svg:width="2.324cm" svg:height="0.64cm" svg:x="5.7cm" svg:y="11.938cm">
          <draw:text-box>
            <text:p text:style-name="P1">send coins</text:p>
          </draw:text-box>
        </draw:frame>
        <draw:frame draw:style-name="gr20" draw:text-style-name="P1" draw:id="id12" draw:layer="layout" svg:width="2.824cm" svg:height="1.029cm" svg:x="5.45cm" svg:y="13.198cm">
          <draw:text-box>
            <text:p text:style-name="P1">get coins from</text:p>
            <text:p text:style-name="P1">all neighbours</text:p>
          </draw:text-box>
        </draw:frame>
        <draw:frame draw:style-name="gr21" draw:text-style-name="P1" draw:id="id13" draw:layer="layout" svg:width="3.711cm" svg:height="0.64cm" svg:x="5.007cm" svg:y="15.016cm">
          <draw:text-box>
            <text:p text:style-name="P1">report completeness</text:p>
          </draw:text-box>
        </draw:frame>
        <draw:frame draw:style-name="gr22" draw:text-style-name="P5" draw:id="id14" draw:layer="layout" svg:width="3.767cm" svg:height="1.029cm" svg:x="4.979cm" svg:y="16.387cm">
          <draw:text-box>
            <text:p text:style-name="P5">wait for a</text:p>
            <text:p text:style-name="P5">"new turn" message</text:p>
          </draw:text-box>
        </draw:frame>
        <draw:connector draw:style-name="gr7" draw:layer="layout" draw:type="line" svg:x1="6.862cm" svg:y1="12.578cm" svg:x2="6.862cm" svg:y2="13.198cm" draw:start-shape="id8" draw:start-glue-point="2" draw:end-shape="id12" draw:end-glue-point="0" svg:d="m6862 12578v620">
          <text:p/>
        </draw:connector>
        <draw:connector draw:style-name="gr7" draw:layer="layout" draw:type="line" svg:x1="6.862cm" svg:y1="14.227cm" svg:x2="6.862cm" svg:y2="15.016cm" draw:start-shape="id12" draw:start-glue-point="2" draw:end-shape="id13" draw:end-glue-point="0" svg:d="m6862 14227v789">
          <text:p/>
        </draw:connector>
        <draw:connector draw:style-name="gr7" draw:layer="layout" draw:type="line" svg:x1="6.862cm" svg:y1="15.656cm" svg:x2="6.862cm" svg:y2="16.387cm" draw:start-shape="id13" draw:start-glue-point="2" draw:end-shape="id14" draw:end-glue-point="0" svg:d="m6862 15656v731">
          <text:p/>
        </draw:connector>
        <draw:custom-shape draw:style-name="gr10" draw:text-style-name="P7" draw:layer="layout" svg:width="5.371cm" svg:height="7.246cm" svg:x="4.18cm" svg:y="10.85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158cm" svg:height="0.657cm" svg:x="4.087cm" svg:y="10.31cm">
          <draw:text-box>
            <text:p text:style-name="P5"><text:span text:style-name="T3">city</text:span></text:p>
          </draw:text-box>
        </draw:frame>
        <draw:connector draw:style-name="gr23" draw:layer="layout" draw:line-skew="-0.131cm" svg:x1="8.718cm" svg:y1="15.336cm" svg:x2="11.545cm" svg:y2="12.845cm" draw:start-shape="id13" draw:start-glue-point="1" draw:end-shape="id4" draw:end-glue-point="3" svg:d="m8718 15336h1283v-2491h1544">
          <text:p/>
        </draw:connector>
        <draw:frame draw:style-name="gr24" draw:text-style-name="P5" draw:id="id15" draw:layer="layout" svg:width="4.895cm" svg:height="1.029cm" svg:x="17.965cm" svg:y="3.264cm">
          <draw:text-box>
            <text:p text:style-name="P5">wait until all countries</text:p>
            <text:p text:style-name="P5">report "all cities are created"</text:p>
          </draw:text-box>
        </draw:frame>
        <draw:frame draw:style-name="gr25" draw:text-style-name="P5" draw:id="id16" draw:layer="layout" svg:width="3.789cm" svg:height="1.029cm" svg:x="18.518cm" svg:y="5.293cm">
          <draw:text-box>
            <text:p text:style-name="P5">broadcast</text:p>
            <text:p text:style-name="P5">"look up neighbours"</text:p>
          </draw:text-box>
        </draw:frame>
        <draw:frame draw:style-name="gr24" draw:text-style-name="P5" draw:id="id17" draw:layer="layout" svg:width="4.019cm" svg:height="1.029cm" svg:x="18.403cm" svg:y="12.062cm">
          <draw:text-box>
            <text:p text:style-name="P5">wait until all countries</text:p>
            <text:p text:style-name="P5">report completeness</text:p>
          </draw:text-box>
        </draw:frame>
        <draw:frame draw:style-name="gr26" draw:text-style-name="P5" draw:id="id18" draw:layer="layout" svg:width="3.758cm" svg:height="0.64cm" svg:x="18.533cm" svg:y="14.138cm">
          <draw:text-box>
            <text:p text:style-name="P5">broadcast "new turn"</text:p>
          </draw:text-box>
        </draw:frame>
        <draw:connector draw:style-name="gr13" draw:layer="layout" draw:type="line" svg:x1="20.412cm" svg:y1="4.293cm" svg:x2="20.412cm" svg:y2="5.293cm" draw:start-shape="id15" draw:start-glue-point="2" draw:end-shape="id16" draw:end-glue-point="0" svg:d="m20412 4293v1000">
          <text:p/>
        </draw:connector>
        <draw:connector draw:style-name="gr13" draw:layer="layout" draw:type="line" svg:x1="20.412cm" svg:y1="6.322cm" svg:x2="20.412cm" svg:y2="12.062cm" draw:start-shape="id16" draw:start-glue-point="2" draw:end-shape="id17" draw:end-glue-point="0" svg:d="m20412 6322v5740">
          <text:p/>
        </draw:connector>
        <draw:connector draw:style-name="gr13" draw:layer="layout" draw:type="line" svg:x1="20.412cm" svg:y1="13.091cm" svg:x2="20.412cm" svg:y2="14.138cm" draw:start-shape="id17" draw:start-glue-point="2" draw:end-shape="id18" draw:end-glue-point="0" svg:d="m20412 13091v1047">
          <text:p/>
        </draw:connector>
        <draw:connector draw:style-name="gr14" draw:layer="layout" svg:x1="15.949cm" svg:y1="1.723cm" svg:x2="13.493cm" svg:y2="2.868cm" draw:start-shape="id19" draw:start-glue-point="3" draw:end-shape="id20" draw:end-glue-point="0" svg:d="m15949 1723h-2456v1145">
          <text:p/>
        </draw:connector>
        <draw:custom-shape draw:style-name="gr10" draw:text-style-name="P7" draw:id="id23" draw:layer="layout" svg:width="6.217cm" svg:height="4.194cm" svg:x="17.304cm" svg:y="2.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403cm" svg:height="4.909cm" svg:x="17.711cm" svg:y="10.83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484cm" svg:height="0.657cm" svg:x="21.397cm" svg:y="2.343cm">
          <draw:text-box>
            <text:p text:style-name="P5"><text:span text:style-name="T3">controlInit</text:span></text:p>
          </draw:text-box>
        </draw:frame>
        <draw:frame draw:style-name="gr6" draw:text-style-name="P6" draw:layer="layout" svg:width="3cm" svg:height="0.657cm" svg:x="21.5cm" svg:y="10.307cm">
          <draw:text-box>
            <text:p text:style-name="P5"><text:span text:style-name="T3">controlCenter</text:span></text:p>
          </draw:text-box>
        </draw:frame>
        <draw:connector draw:style-name="gr23" draw:layer="layout" draw:line-skew="0.058cm" svg:x1="14.952cm" svg:y1="7.225cm" svg:x2="17.965cm" svg:y2="3.778cm" draw:start-shape="id3" draw:start-glue-point="1" draw:end-shape="id15" draw:end-glue-point="3" svg:d="m14952 7225h1565v-3447h1448">
          <text:p/>
        </draw:connector>
        <draw:connector draw:style-name="gr23" draw:layer="layout" draw:line-skew="0.216cm" svg:x1="15.085cm" svg:y1="14.778cm" svg:x2="18.403cm" svg:y2="12.576cm" draw:start-shape="id5" draw:start-glue-point="1" draw:end-shape="id17" draw:end-glue-point="3" svg:d="m15085 14778h1875v-2202h1443">
          <text:p/>
        </draw:connector>
        <draw:frame draw:style-name="gr27" draw:text-style-name="P5" draw:id="id21" draw:layer="layout" svg:width="2.752cm" svg:height="0.64cm" svg:x="24.248cm" svg:y="14.136cm">
          <draw:text-box>
            <text:p text:style-name="P1">AddressBook</text:p>
          </draw:text-box>
        </draw:frame>
        <draw:frame draw:style-name="gr27" draw:text-style-name="P5" draw:id="id22" draw:layer="layout" svg:width="2.752cm" svg:height="0.64cm" svg:x="24.119cm" svg:y="5.486cm">
          <draw:text-box>
            <text:p text:style-name="P5">AddressBook</text:p>
          </draw:text-box>
        </draw:frame>
        <draw:connector draw:style-name="gr23" draw:layer="layout" draw:type="lines" svg:x1="22.291cm" svg:y1="14.458cm" svg:x2="24.248cm" svg:y2="14.456cm" draw:start-shape="id18" draw:start-glue-point="1" draw:end-shape="id21" draw:end-glue-point="3" svg:d="m22291 14458h501l955-2h501">
          <text:p/>
        </draw:connector>
        <draw:connector draw:style-name="gr23" draw:layer="layout" draw:type="lines" svg:x1="22.307cm" svg:y1="5.807cm" svg:x2="24.119cm" svg:y2="5.806cm" draw:start-shape="id16" draw:start-glue-point="1" draw:end-shape="id22" draw:end-glue-point="3" svg:d="m22307 5807h501l810-1h501">
          <text:p/>
        </draw:connector>
        <draw:connector draw:style-name="gr23" draw:layer="layout" svg:x1="26.871cm" svg:y1="5.806cm" svg:x2="28.681cm" svg:y2="7.409cm" draw:start-shape="id22" draw:start-glue-point="1" svg:d="m26871 5806h1156v1603h654">
          <text:p/>
        </draw:connector>
        <draw:connector draw:style-name="gr23" draw:layer="layout" svg:x1="27cm" svg:y1="14.456cm" svg:x2="28.681cm" svg:y2="16.59cm" draw:start-shape="id21" draw:start-glue-point="1" svg:d="m27000 14456h1091v2134h590">
          <text:p/>
        </draw:connector>
        <draw:frame draw:style-name="gr28" draw:text-style-name="P5" draw:layer="layout" svg:width="2cm" svg:height="0.64cm" svg:x="26.681cm" svg:y="7.409cm">
          <draw:text-box>
            <text:p text:style-name="P5">to cityInit</text:p>
          </draw:text-box>
        </draw:frame>
        <draw:frame draw:style-name="gr28" draw:text-style-name="P5" draw:layer="layout" svg:width="1.455cm" svg:height="0.64cm" svg:x="27.226cm" svg:y="16.59cm">
          <draw:text-box>
            <text:p text:style-name="P5">to city</text:p>
          </draw:text-box>
        </draw:frame>
        <draw:connector draw:style-name="gr14" draw:layer="layout" svg:x1="17.897cm" svg:y1="1.723cm" svg:x2="20.412cm" svg:y2="2.87cm" draw:start-shape="id19" draw:start-glue-point="1" draw:end-shape="id23" svg:d="m17897 1723h2515v1147">
          <text:p/>
        </draw:connector>
        <draw:connector draw:style-name="gr23" draw:layer="layout" draw:type="lines" svg:x1="1.005cm" svg:y1="7.356cm" svg:x2="4.991cm" svg:y2="7.353cm" draw:end-shape="id11" draw:end-glue-point="3" svg:d="m1005 7356v0l3485-3h501">
          <text:p/>
        </draw:connector>
        <draw:connector draw:style-name="gr23" draw:layer="layout" draw:type="lines" svg:x1="0.999cm" svg:y1="16.9cm" svg:x2="4.979cm" svg:y2="16.901cm" draw:end-shape="id14" draw:end-glue-point="3" svg:d="m999 16900v0l3479 1h501">
          <text:p/>
        </draw:connector>
        <draw:frame draw:style-name="gr29" draw:text-style-name="P5" draw:layer="layout" svg:width="3.307cm" svg:height="0.64cm" svg:x="1.005cm" svg:y="7.353cm">
          <draw:text-box>
            <text:p text:style-name="P5">via addressBook</text:p>
          </draw:text-box>
        </draw:frame>
        <draw:frame draw:style-name="gr30" draw:text-style-name="P5" draw:layer="layout" svg:width="2.841cm" svg:height="0.64cm" svg:x="1.159cm" svg:y="6.713cm">
          <draw:text-box>
            <text:p text:style-name="P5">from controlInit</text:p>
          </draw:text-box>
        </draw:frame>
        <draw:frame draw:style-name="gr29" draw:text-style-name="P5" draw:layer="layout" svg:width="3.307cm" svg:height="0.64cm" svg:x="0.999cm" svg:y="16.901cm">
          <draw:text-box>
            <text:p text:style-name="P5">via addressBook</text:p>
          </draw:text-box>
        </draw:frame>
        <draw:frame draw:style-name="gr30" draw:text-style-name="P5" draw:layer="layout" svg:width="3.5cm" svg:height="0.64cm" svg:x="0.86cm" svg:y="16.26cm">
          <draw:text-box>
            <text:p text:style-name="P5">from controlCenter</text:p>
          </draw:text-box>
        </draw:frame>
        <draw:connector draw:style-name="gr14" draw:layer="layout" svg:x1="21cm" svg:y1="17.831cm" svg:x2="22.886cm" svg:y2="17.831cm" svg:d="m21000 17831h1886">
          <text:p/>
        </draw:connector>
        <draw:connector draw:style-name="gr23" draw:layer="layout" svg:x1="21.043cm" svg:y1="18.699cm" svg:x2="22.859cm" svg:y2="18.693cm" svg:d="m21043 18699h908v-6h908">
          <text:p/>
        </draw:connector>
        <draw:frame draw:style-name="gr31" draw:text-style-name="P5" draw:layer="layout" svg:width="2cm" svg:height="0.64cm" svg:x="22.883cm" svg:y="17.5cm">
          <draw:text-box>
            <text:p text:style-name="P5">spawn()</text:p>
          </draw:text-box>
        </draw:frame>
        <draw:frame draw:style-name="gr31" draw:text-style-name="P5" draw:layer="layout" svg:width="2cm" svg:height="0.64cm" svg:x="22.99cm" svg:y="18.36cm">
          <draw:text-box>
            <text:p text:style-name="P5">message</text:p>
          </draw:text-box>
        </draw:frame>
        <draw:custom-shape draw:style-name="gr32" draw:text-style-name="P7" draw:layer="layout" svg:width="4.688cm" svg:height="1.905cm" svg:x="20.5cm" svg:y="17.278cm">
          <text:p/>
          <draw:enhanced-geometry svg:viewBox="0 0 21600 21600" draw:type="rectangle" draw:enhanced-path="M 0 0 L 21600 0 21600 21600 0 21600 0 0 Z N"/>
        </draw:custom-shape>
        <draw:connector draw:style-name="gr13" draw:layer="layout" svg:x1="6.862cm" svg:y1="17.416cm" svg:x2="6.853cm" svg:y2="11.298cm" draw:start-shape="id14" draw:start-glue-point="2" svg:d="m6862 17416v501h-2384v-6619h2375">
          <text:p/>
        </draw:connector>
        <draw:connector draw:style-name="gr13" draw:layer="layout" svg:x1="20.412cm" svg:y1="14.778cm" svg:x2="20.638cm" svg:y2="11.272cm" draw:start-shape="id18" draw:start-glue-point="2" svg:d="m20412 14778v501h2380v-4007h-21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Egor Ryabkov</meta:initial-creator>
    <meta:creation-date>2009-01-11T16:15:51</meta:creation-date>
    <dc:creator>Egor Ryabkov</dc:creator>
    <dc:date>2011-09-28T02:24:39.52</dc:date>
    <meta:editing-cycles>15</meta:editing-cycles>
    <meta:editing-duration>PT01H48M47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